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681cm"/>
    </style:style>
    <style:style style:name="Table1.B" style:family="table-column">
      <style:table-column-properties style:column-width="10.60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e281d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fe73" officeooo:paragraph-rsid="001e281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8ce12" officeooo:paragraph-rsid="001e281d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officeooo:paragraph-rsid="001e281d" style:text-blinking="false" fo:background-color="transparent"/>
    </style:style>
    <style:style style:name="P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ce12" officeooo:paragraph-rsid="001e281d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e281d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187" officeooo:paragraph-rsid="001e281d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2c2f" officeooo:paragraph-rsid="001e281d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522" officeooo:paragraph-rsid="001fb522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ec56" officeooo:paragraph-rsid="0020ec56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ea76" officeooo:paragraph-rsid="0021ea76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ff3333" style:text-line-through-style="none" style:text-line-through-type="none" style:font-name="Arial" fo:font-size="11pt" fo:font-style="normal" style:text-underline-style="none" fo:font-weight="normal" officeooo:rsid="0021ea76" officeooo:paragraph-rsid="0021ea76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officeooo:rsid="0014e187" officeooo:paragraph-rsid="001e281d"/>
    </style:style>
    <style:style style:name="P14" style:family="paragraph" style:parent-style-name="Table_20_Contents">
      <style:paragraph-properties fo:margin-top="0cm" fo:margin-bottom="0cm" loext:contextual-spacing="false" fo:line-height="120%" style:writing-mode="lr-tb"/>
      <style:text-properties officeooo:paragraph-rsid="001e281d"/>
    </style:style>
    <style:style style:name="P15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522" officeooo:paragraph-rsid="001fb522" style:text-blinking="false" fo:background-color="transparent"/>
    </style:style>
    <style:style style:name="P16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ec56" officeooo:paragraph-rsid="0020ec56" style:text-blinking="false" fo:background-color="transparent"/>
    </style:style>
    <style:style style:name="P17" style:family="paragraph" style:parent-style-name="Standard">
      <style:text-properties officeooo:paragraph-rsid="001e281d"/>
    </style:style>
    <style:style style:name="T1" style:family="text">
      <style:text-properties officeooo:rsid="000bfe73"/>
    </style:style>
    <style:style style:name="T2" style:family="text">
      <style:text-properties officeooo:rsid="0018ce12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fe7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b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1c2c2f"/>
    </style:style>
    <style:style style:name="T7" style:family="text">
      <style:text-properties officeooo:rsid="001e281d"/>
    </style:style>
    <style:style style:name="T8" style:family="text">
      <style:text-properties officeooo:rsid="001fb522"/>
    </style:style>
    <style:style style:name="T9" style:family="text">
      <style:text-properties officeooo:rsid="0020ec56"/>
    </style:style>
    <style:style style:name="T10" style:family="text">
      <style:text-properties officeooo:rsid="0021ea76"/>
    </style:style>
    <style:style style:name="T11" style:family="text">
      <style:text-properties officeooo:rsid="0023114e"/>
    </style:style>
    <style:style style:name="T12" style:family="text">
      <style:text-properties officeooo:rsid="0024f165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A1" office:value-type="string">
            <text:p text:style-name="P4"><text:span text:style-name="T7">Edit </text:span>Course</text:p>
          </table:table-cell>
        </table:table-row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5">B<text:span text:style-name="T8">2-1</text:span></text:p>
          </table:table-cell>
        </table:table-row>
        <table:table-row>
          <table:table-cell table:style-name="Table1.A1" office:value-type="string">
            <text:p text:style-name="P2">Priority</text:p>
          </table:table-cell>
          <table:table-cell table:style-name="Table1.A1" office:value-type="string">
            <text:p text:style-name="P4">2?</text:p>
          </table:table-cell>
        </table:table-row>
        <table:table-row>
          <table:table-cell table:style-name="Table1.A1" office:value-type="string">
            <text:p text:style-name="P1">Summary</text:p>
          </table:table-cell>
          <table:table-cell table:style-name="Table1.A1" office:value-type="string">
            <text:p text:style-name="P4"><text:span text:style-name="T7">Edits </text:span>a<text:span text:style-name="T7">n existing </text:span>course <text:span text:style-name="T7">in the database</text:span></text:p>
          </table:table-cell>
        </table:table-row>
        <table:table-row>
          <table:table-cell table:style-name="Table1.A1" office:value-type="string">
            <text:p text:style-name="P3">Primary Actor</text:p>
          </table:table-cell>
          <table:table-cell table:style-name="Table1.A1" office:value-type="string">
            <text:p text:style-name="P9">Admin</text:p>
          </table:table-cell>
        </table:table-row>
        <table:table-row>
          <table:table-cell table:style-name="Table1.A1" office:value-type="string">
            <text:p text:style-name="P3">Secondary Actor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">Pre-<text:span text:style-name="T2">conditions</text:span></text:p>
          </table:table-cell>
          <table:table-cell table:style-name="Table1.A1" office:value-type="string">
            <text:p text:style-name="P7">System is displaying <text:span text:style-name="T8">a </text:span>courses list to <text:span text:style-name="T8">Admin</text:span></text:p>
          </table:table-cell>
        </table:table-row>
        <table:table-row>
          <table:table-cell table:style-name="Table1.A1" office:value-type="string">
            <text:p text:style-name="P1">Trigger:</text:p>
          </table:table-cell>
          <table:table-cell table:style-name="Table1.A1" office:value-type="string">
            <text:p text:style-name="P13"><text:span text:style-name="T4">Admin clicks “edit” interface button </text:span><text:span text:style-name="T3">of </text:span><text:span text:style-name="T4">a </text:span><text:span text:style-name="T3">course</text:span></text:p>
          </table:table-cell>
        </table:table-row>
        <table:table-row>
          <table:table-cell table:style-name="Table1.A1" office:value-type="string">
            <text:p text:style-name="P1">Normal Flow</text:p>
          </table:table-cell>
          <table:table-cell table:style-name="Table1.A1" office:value-type="string">
            <text:list xml:id="list3579150144261566511" text:style-name="L1">
              <text:list-item>
                <text:p text:style-name="P15">Admin enters: course date(s), time, length, price text, deposit, amount of seats, target audience, language, <text:span text:style-name="T9">seminar </text:span>description, extra material, RAB points, location, tutor, description, <text:span text:style-name="T9">prerequisites, picture, compendium, and external host; whether to show price, price details, and deposit; evaluation of expectations, content, and course material.</text:span></text:p>
              </text:list-item>
              <text:list-item>
                <text:p text:style-name="P16">Admin confirms changes.</text:p>
              </text:list-item>
              <text:list-item>
                <text:p text:style-name="P16">System updates course.</text:p>
              </text:list-item>
              <text:list-item>
                <text:p text:style-name="P16">System displays courses list.</text:p>
              </text:list-item>
            </text:list>
          </table:table-cell>
        </table:table-row>
        <table:table-row>
          <table:table-cell table:style-name="Table1.A1" office:value-type="string">
            <text:p text:style-name="P14"><text:span text:style-name="T5">Alternate Flow/ Exceptions:</text:span></text:p>
          </table:table-cell>
          <table:table-cell table:style-name="Table1.A1" office:value-type="string">
            <text:p text:style-name="P10">2a. <text:span text:style-name="T10">Required information fields are empty.</text:span></text:p>
            <text:p text:style-name="P11">2b. System returns to “edit” page <text:span text:style-name="T12">for</text:span> course and autofills all fields Admin filled out prior to attempting confirmation.</text:p>
            <text:p text:style-name="P11">2c. Admin edits course information and confirms changes.</text:p>
            <text:p text:style-name="P12">Steps 2a through 2c repeat until required information fields are not empty.</text:p>
          </table:table-cell>
        </table:table-row>
        <table:table-row>
          <table:table-cell table:style-name="Table1.A1" office:value-type="string">
            <text:p text:style-name="P1">Post-<text:span text:style-name="T6">conditions</text:span></text:p>
          </table:table-cell>
          <table:table-cell table:style-name="Table1.A1" office:value-type="string">
            <text:p text:style-name="P8">System has <text:span text:style-name="T11">edited a </text:span>course from database and displayed <text:span text:style-name="T11">previous courses list page </text:span>to Admin.</text:p>
          </table:table-cell>
        </table:table-row>
        <table:table-row>
          <table:table-cell table:style-name="Table1.A1" office:value-type="string">
            <text:p text:style-name="P1">Author:</text:p>
          </table:table-cell>
          <table:table-cell table:style-name="Table1.A1" office:value-type="string">
            <text:p text:style-name="P8">Kasper Holtz Uhre</text:p>
          </table:table-cell>
        </table:table-row>
        <table:table-row>
          <table:table-cell table:style-name="Table1.A1" office:value-type="string">
            <text:p text:style-name="P1">Revision</text:p>
          </table:table-cell>
          <table:table-cell table:style-name="Table1.A1" office:value-type="string">
            <text:p text:style-name="P6">v<text:span text:style-name="T6">1</text:span></text:p>
          </table:table-cell>
        </table:table-row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6">2017/<text:span text:style-name="T6">10/29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1:05:32.476000000</meta:creation-date>
    <dc:date>2017-10-30T22:31:51.881000000</dc:date>
    <meta:editing-duration>PT54M36S</meta:editing-duration>
    <meta:editing-cycles>5</meta:editing-cycles>
    <meta:generator>LibreOffice/5.0.4.2$Windows_x86 LibreOffice_project/2b9802c1994aa0b7dc6079e128979269cf95bc78</meta:generator>
    <meta:document-statistic meta:table-count="1" meta:image-count="0" meta:object-count="0" meta:page-count="1" meta:paragraph-count="33" meta:word-count="172" meta:character-count="1147" meta:non-whitespace-character-count="1012"/>
  </office:meta>
</office:document-meta>
</file>